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1876</text:p>
      <text:p text:style-name="P2">Month<text:tab/><text:tab/><text:tab/><text:tab/><text:tab/><text:tab/></text:p>
      <text:p text:style-name="P2">Year<text:tab/><text:tab/><text:tab/><text:tab/><text:tab/><text:tab/>187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ourth of July; United States Centennial celebrations, etc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6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49 is written in pencil and circled in the top right corner of the page.]</text:p>
      <text:p text:style-name="P5"/>
      <text:p text:style-name="P6">For the 4 of July 1876/</text:p>
      <text:p text:style-name="P6"/>
      <text:p text:style-name="P5">[Page 1]</text:p>
      <text:p text:style-name="P6">Brethren!/</text:p>
      <text:p text:style-name="P5">The newly elected President of the Board of Hebrew/ Delegates,--in which body this Congregation is repre-/-sented--, has signalised[sic!] his induction into office, by/ an evidence of patriotism. <text:s/>In a sensibly written/ paper, circulated through the Jewish press, he recom-/-mended that the hundredth birth day of American Inde-/-pendence, should elicit a joint recognition of the blessings/ which Israel has enjoyed, under the government of the/ Republic. <text:s/>His call struck a chord which vibrated/ in the breasts of some, who deem it a glorious privilege,/ not less than a duty, to keep alive the ennobling senti-/-ment of the love of country by words which religion dic-/-tates, even, the religion derived from the book that breathes/ so tender an affection for one's native soil, as to find ex-/-pressions of endearment for the stones thereof and for its/ dust./</text:p>
      <text:p text:style-name="P5">Yet, the Hebrew Ministers of this city, have judged that/ the very exceptional occasion, which suggested the recom-/-mendation, would prevent its being fulfilled in the/ exact manner designated. <text:s/>They could foresee that/</text:p>
      <text:p text:style-name="P5"/>
      <text:p text:style-name="P5">[Page 2]</text:p>
      <text:p text:style-name="P5"><text:soft-page-break/>the minds of their coreligionists in Philadelphia,/ would instinctively be drawn towards the spot, which/ the grandest of all incidents in modern history has/ hallowed; that to witness the commemorative ceremonies/ there performed, to listen, with due reverence, to a rehearsal/ of the immortal document, which made the colonists/ free, and participate afterwards in the national festi-/-vities, enlivening the myriads that have gathered to/ admire the creations of genius, and the product of skill,/ would be the occupation of Israelites in our midst, on the/ fourth of July of this never to be forgotten year. <text:s/>Act-/-ing under that impression, the Rabbis and Preachers agreed/ to address their respective congregations on the subject/ of the Centennial anniversary, the Sabbath preceding/ the celebration. <text:s/>But since they so determined, a/ proclamation has been issued by the Chief Executive./ <text:s/>It invites all to assemble at a time and at places/ most convenient, and greet the forthcoming event with/ public thanksgivings. <text:s/>How that call, emanating from/ so high an authority, has afflicted a resolve previously/ taken, I can answer only as far as it concerns my indi-/-vidual self; for I have not been asked, by the chairman/</text:p>
      <text:p text:style-name="P5"/>
      <text:p text:style-name="P5">[Page 3]</text:p>
      <text:p text:style-name="P5">of the Board of Hebrew Ministers to meet my colleagues/ and discuss the point. <text:s/>I believe <text:span text:style-name="T2">who</text:span><text:span text:style-name="T3"> that when/ I urge my Brethren to follow the bent of their minds,/ leading their steps before the hall, where </text:span><text:span text:style-name="T2">a Divine</text:span><text:span text:style-name="T3"> superior wisdom/ spoke once through the lips of purity, and look from thence/ heavenward with grateful emotions; that when I counsel/ them to feast their eyes </text:span><text:span text:style-name="T2">with</text:span><text:span text:style-name="T3"> on the original writing from/ whose declaration much happiness has, under Providence,/ flowed down to posterity, I act in the spirit of the/ President's proclamation. <text:s/>He wishes that the occasion/ may set a proper value in our estimation on the/ favors </text:span><text:span text:style-name="T2">of showered down</text:span><text:span text:style-name="T3"> bestowed by the Almighty upon the land/ consecrated one hundred years ago to </text:span><text:span text:style-name="T2">human</text:span><text:span text:style-name="T3"> liberty, and/ verily the scene presented in Independence Square is/ meant to effect that pious object./</text:span></text:p>
      <text:p text:style-name="P5"><text:span text:style-name="T3">But this morning that we have </text:span><text:span text:style-name="T2">assembled</text:span><text:span text:style-name="T3"> convened together denomina-/-tionally, as members of the house of Israel, loving/ America fondly as our mother country, or as the home/ of our choice; this morning that we are at the </text:span><text:span text:style-name="T2">entrance</text:span><text:span text:style-name="T3"> threshhold[sic!]/ of another era in her annals, we may cast a retrospective/</text:span></text:p>
      <text:p text:style-name="P5"><text:span text:style-name="T3"/></text:p>
      <text:p text:style-name="P5"><text:span text:style-name="T3">[Page 4]</text:span></text:p>
      <text:p text:style-name="P7">look<text:span text:style-name="T3"> glance upon the ground, which our people have trod/</text:span>-den<text:span text:style-name="T3"> since the Sages of 1776 deliberated on the destinies/ of a newly-born nation, whose sponsors they stood in the presence of/ a whole world./</text:span></text:p>
      <text:p text:style-name="P7"><text:span text:style-name="T3">France, that to cripple the power of her rival across the/ channel, sent to Rhode Island her well=manned ships/ and her cannons, did not fight then injustice at home./ <text:s/>France, that to </text:span>wage<text:span text:style-name="T3"> retrieve the past glories of which she/ had been shorn by Great Britain, girded the loins of her/ brave soldiers and made them co-workers in a righteous/ cause, dishonored her </text:span>name<text:span text:style-name="T3"> character </text:span><text:span text:style-name="T4">still</text:span><text:span text:style-name="T5"> by the treatment of the/ Jew upon her soil. <text:s/>When Lafayette bled in defence[sic!]/ of human rights, his country, </text:span><text:span text:style-name="T8">did</text:span><text:span text:style-name="T5"> would not admit that the/ son of Israel had any title even to human sympathy./ <text:s/>But America, the revolutionist, that thundered forth/ a new political revelation, shamed her ally into the/ adoption of a </text:span><text:span text:style-name="T8">liberal</text:span><text:span text:style-name="T5"> generous code. <text:s/>Who should </text:span><text:span text:style-name="T4">now</text:span><text:span text:style-name="T5"> brand with/ opprobrious names a Cremieux a Simon, a Periere?/ <text:s/>And England, has she not </text:span><text:span text:style-name="T8">benefitted</text:span><text:span text:style-name="T5"> been liberalized by the example/ of her emancipated colonists? <text:s/>Slow she is to/ learn, but once that she has imbibed the lesson she/ holds to it with abiding steadfastness./</text:span></text:p>
      <text:p text:style-name="P7"><text:span text:style-name="T5"/></text:p>
      <text:p text:style-name="P7"><text:span text:style-name="T5">[Page 5]</text:span></text:p>
      <text:p text:style-name="P7"><text:span text:style-name="T5">It took her long to wipe off the stains made on her/ legislation in the dark ages. <text:s/>All will remember her persistent un-/-willingness t ocancel rules anciently imprinted on her/ statute-book, but she did finally overcome a leaning/ to oppressive conservatism, and her broad policy has/ given her a Moses Montefiore, a David Salomon, a George/ Jessel, an Arthur Cohen, Israelites at whose mention she/ needs not stand abashed. <text:s/>But nowhere, throughout/ civilized Europe, has the sublime teaching of the Republic/ of the North received a more striking illustration than in/ Italy. <text:s/>With a steady gaze upon the </text:span><text:soft-page-break/><text:span text:style-name="T8">standard unfurled</text:span><text:span text:style-name="T5"> ensign set up/ by Washington, Italy struggled mightily to </text:span><text:span text:style-name="T8">set upon</text:span><text:span text:style-name="T5"> plant in her/ soil a standard of equality. <text:s/>Appalling were the dif-/ficulties to be surmounted. <text:s/>Bleeding at every pore, she/ still grappled with obstacles,and hers is the glory of/ a victory unsurpassed. <text:s/>Aye: in the country that forged/ the prisoners' chains, to shackle the Hebrews, the be-/-lievers in the Unity gather, more extensively than in any other/ region, civic and national honors. <text:s/>Germany has a/ right proudly to point to her Lasker, her Jacoby/</text:span></text:p>
      <text:p text:style-name="P7"><text:span text:style-name="T5"/></text:p>
      <text:p text:style-name="P7"><text:span text:style-name="T5">[Page 6]</text:span></text:p>
      <text:p text:style-name="P7"><text:span text:style-name="T5">and Lazarus, as a proof of rapid advancement in the/ way opened by America, but Italy, reckoning Jewish/ </text:span><text:span text:style-name="T8">dignitaries</text:span><text:span text:style-name="T5"> notabilities by the score, shows moreover a Samuel Alatri,/ chosen by the voice of his Christian fellow citizens as the first chief/ Magistrate of the metropolis, even of Rome, by yesterday/ the fiery furnace wherein the life of the Jew was consuming./ <text:s/></text:span><text:span text:style-name="T8">That</text:span><text:span text:style-name="T5"> The modesty of that popular sin of our race which led/ him to decline the distinction, does not affect the principle/ which its bestowal denotes. <text:s/>The spirit of liberality per-/-meating society in the peninsula is still revealed thereby and/ its existence may be traced to the working of that instrument/ which broke down fictitious barriers, </text:span><text:span text:style-name="T8">redeemed</text:span><text:span text:style-name="T5"> shielded the powerless/ from oppression, uplifted the masses, </text:span><text:span text:style-name="T8">recognized</text:span><text:span text:style-name="T5"> impressed more vividly on/ every man the dignity stamped upon him by nature; that is,/ the matchless declaration of American Independence, which/ discards </text:span><text:span text:style-name="T8">any</text:span><text:span text:style-name="T5"> religious test, and favors no dogma./</text:span></text:p>
      <text:p text:style-name="P7"><text:span text:style-name="T5">From beyond the shattered gates of the horrid ghetto, a</text:span><text:span text:style-name="T8">s</text:span><text:span text:style-name="T5"> spring/ of human gratitude wells up. <text:s/></text:span><text:span text:style-name="T8">It runs deeper</text:span><text:span text:style-name="T5"> It flows/ more copiously </text:span><text:span text:style-name="T8">more copiously</text:span><text:span text:style-name="T5"> this year towards the land/ which celebrates her Jubilee: For, the descendants of the/ captives of Judea, forcibly dragged beneath the triumphal/ arch to the seven-hilled city, have met face to face/</text:span></text:p>
      <text:p text:style-name="P7"><text:span text:style-name="T5"/></text:p>
      <text:p text:style-name="P7"><text:span text:style-name="T5">[Page 7]</text:span></text:p>
      <text:p text:style-name="P7"><text:span text:style-name="T5">rising and falling empires; republics </text:span><text:span text:style-name="T8">did</text:span><text:span text:style-name="T5"> also did/ contend in turn for the mastery of </text:span><text:span text:style-name="T8">a</text:span><text:span text:style-name="T5"> the soil wherein those Judeans </text:span><text:span text:style-name="T8">they</text:span><text:span text:style-name="T5"> still/ dwell </text:span><text:span text:style-name="T8">in</text:span><text:span text:style-name="T5">; but they have never beheld, what they now/ see reflected as in a mirror: The </text:span><text:span text:style-name="T8">glorious</text:span><text:span text:style-name="T5"> humane song results of/ the existence of a model nation. <text:s/>The One hundred years/ passed over her head have made her famous, not </text:span><text:span text:style-name="T8">for her</text:span><text:span text:style-name="T5"> because of/ bloody victories, but for the conquest of peace. <text:s/>Her/ trophies are the discoveries of science, the inventions of/ mechanical industry, and a freedom enjoyed by forty/ millions, </text:span><text:span text:style-name="T8">seeking happiness</text:span><text:span text:style-name="T5"> marching on to progress on the exercise of their inaliable[sic!] rights./ <text:s/>Therefore is her name a blessing, and people beyond her/ sea, rise and call her happy./</text:span></text:p>
      <text:p text:style-name="P7"><text:span text:style-name="T5">But we, my hearers! that are the immediate participants/ of the glories which America has achieved in whatever is/ useful and true, must bend before Almighty God/ her Leader and Protector. <text:s/>At her birth, he stationed </text:span><text:span text:style-name="T8">around</text:span><text:span text:style-name="T5"> beside/ her a guardian angel, that no harm might befall/ her, and as she grew, He gave her a strength that/ proved invincible, a mind that towered aloft,/ till greetings meet her on all sides, and she is recognized as/ a Divine-appointed mistress of a new world, and the tutoress of the old./</text:span></text:p>
      <text:p text:style-name="P7"><text:span text:style-name="T5"/></text:p>
      <text:p text:style-name="P7"><text:span text:style-name="T5">[Page 8]</text:span></text:p>
      <text:p text:style-name="P7"><text:span text:style-name="T5">Thanks and praises unto Thee O Lord of all flesh,/ who</text:span><text:span text:style-name="T8">se hands</text:span><text:span text:style-name="T5"> holdest the balance of justice in Thy hand. <text:s/>Because the me-/-rits of America outweigh her failings, Thou hast opened/ Thy treasures and satisfied her with good. <text:s/>We do </text:span><text:span text:style-name="T8">recognize acknoweldg</text:span><text:span text:style-name="T5"> recognise[sic!]/ Thy mercy in overlooking faults of private and nation-/-al character; but we acknowledge that Thy blessings/ are a reward Thou has assigned to virtue. <text:s/>We do not/ hypocritically stand before Thee, all-seeing God! and/ cry. <text:s/>"The people of the land are steeped in sin; they/ are unworthy of Thy bounties." <text:s/>Verily: we believe/ that Thou, who art the Father of all creatures,/ hast taken delight in the Republic which elevates/ man, dignifies labor, and grants her moral sup-/-port to the down-trodden. <text:s/>May the tokens of/ Thy acceptance of such deeds, O Most High! be/ shown in the future like in the past./</text:span></text:p>
      <text:p text:style-name="P7"><text:soft-page-break/><text:span text:style-name="T5">A hundred years in the life of a people, are like yester-/-day </text:span><text:span text:style-name="T8">that</text:span><text:span text:style-name="T5"> when it is past, but how numerous and how/ signal </text:span><text:span text:style-name="T8">have been</text:span><text:span text:style-name="T5"> Thy </text:span><text:span text:style-name="T8">of</text:span><text:span text:style-name="T5"> celestial favors during that period of/ this nation's existence. <text:s/></text:span><text:span text:style-name="T8">Many a</text:span><text:span text:style-name="T5"> Often times America/ might have been </text:span><text:span text:style-name="T8">brought</text:span><text:span text:style-name="T5"> hurled down into a precipice, had/ not Thy might arm </text:span><text:span text:style-name="T8">been stretched forth,</text:span><text:span text:style-name="T5"> encircled her around and brought her/</text:span></text:p>
      <text:p text:style-name="P7"><text:span text:style-name="T5"/></text:p>
      <text:p text:style-name="P7"><text:span text:style-name="T5">[Page 9]</text:span></text:p>
      <text:p text:style-name="P7"><text:span text:style-name="T5">to safety. <text:s/>When the lovers of freedom stood in/ dread by reason of the danger to which she was exposed,/ and despotism felt inspired with hope, Thou gavest the/ </text:span><text:span text:style-name="T8">first</text:span><text:span text:style-name="T5"> former the sign of Thy watchfulness, and shamedst the/ latter even to confusion. <text:s/>Purified by a stream of/ passing trials, made brighter by the strokes of temporary/ adversity, the Republic stands now forth in all her/ natural comeliness. <text:s/>Princes</text:span><text:span text:style-name="T6">2</text:span><text:span text:style-name="T7"> and Emperors hasten to/ her presence. <text:s/>At</text:span><text:span text:style-name="T6">1</text:span><text:span text:style-name="T7"> the tidings of her excellencies, They/ look and admire: again they gaze and marvel. <text:s/>The/ features she exhibits intensify their pleasure; enrapture</text:span><text:span text:style-name="T9">s</text:span><text:span text:style-name="T7">/ their feelings. <text:s/>Grant O God! that what constitutes the/ sterling beauty of this land may never fade away./ <text:s/>May Civil and religious liberty be the </text:span><text:span text:style-name="T9">badge</text:span><text:span text:style-name="T7"> boon of every inhabitant./ <text:s/>May free schools and colleges, become the laboratory pre-/-paring an enlarged and liberal knowledge. <text:s/>May the work-/shops still produce what contributes to domestic comfort,/ facilitates social intercourse, and brings mankind more/ closely together./</text:span></text:p>
      <text:p text:style-name="P7"><text:span text:style-name="T7">Grant O Lord, that these United States, which Thou hast/</text:span></text:p>
      <text:p text:style-name="P7"><text:span text:style-name="T7"/></text:p>
      <text:p text:style-name="P7"><text:span text:style-name="T7">[Page 10]</text:span></text:p>
      <text:p text:style-name="P7"><text:span text:style-name="T7">set up high as a beacon light to distant peoples,/ may vie with each other in reforming abuses, in up-/-rooting wrongs, in effacing any rule which may bear/ heavily upon the humblest or the smallest portion of the/ Community. <text:s/>And let Thy gracious will be that the</text:span><text:span text:style-name="T9">se</text:span><text:span text:style-name="T7"> present/ centennial festivities, </text:span><text:span text:style-name="T9">may be</text:span><text:span text:style-name="T7"> prove the dawning of a glorious/ age, in which all will recognize that Thou art the only/ Father and shepherd, and to Thee belongs the kingdom/ over the creatures of the earth from everlasting to ever/-lasting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2T12:24:56.67</meta:creation-date>
    <meta:document-statistic meta:table-count="0" meta:image-count="0" meta:object-count="0" meta:page-count="5" meta:paragraph-count="91" meta:word-count="2054" meta:character-count="12810"/>
    <dc:date>2012-10-02T14:45:58.76</dc:date>
    <dc:creator>Penn Libraries</dc:creator>
    <meta:editing-duration>PT00H04M30S</meta:editing-duration>
    <meta:editing-cycles>1</meta:editing-cycles>
    <meta:generator>OpenOffice.org/3.2$Win32 OpenOffice.org_project/320m12$Build-9483</meta:generator>
  </office:meta>
</office:document-meta>
</file>